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d8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<text:span text:style-name="T1">CARATULA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1:20:17.467670365</meta:creation-date>
    <dc:date>2024-08-22T11:20:28.715431459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24.8.0.3$Linux_X86_64 LibreOffice_project/480$Build-3</meta:generator>
  </office:meta>
</office:document-meta>
</file>